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376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5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number-columns-repeated="49" table:default-cell-style-name="ce1"/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2016年度</text:p>
          </table:table-cell>
          <table:covered-table-cell/>
          <table:table-cell table:style-name="ce15" office:value-type="string" calcext:value-type="string" table:number-columns-spanned="3" table:number-rows-spanned="1">
            <text:p>2017年度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2018年度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11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2023年度</text:p>
          </table:table-cell>
          <table:covered-table-cell table:style-name="ce15"/>
          <table:table-cell table:style-name="ce3" office:value-type="string" calcext:value-type="string">
            <text:p>2024</text:p>
          </table:table-cell>
          <table:table-cell table:style-name="ce15" office:value-type="string" calcext:value-type="string" table:number-columns-spanned="2" table:number-rows-spanned="1">
            <text:p>2025</text:p>
          </table:table-cell>
          <table:covered-table-cell table:style-name="ce15" office:value-type="string" calcext:value-type="string">
            <text:p>2025</text:p>
          </table:covered-table-cell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12/16</text:p>
          </table:table-cell>
          <table:table-cell table:style-name="ce3" office:value-type="string" calcext:value-type="string">
            <text:p>2/17</text:p>
          </table:table-cell>
          <table:table-cell table:style-name="ce4" office:value-type="string" calcext:value-type="string">
            <text:p>11/28</text:p>
          </table:table-cell>
          <table:table-cell table:style-name="ce4" office:value-type="string" calcext:value-type="string">
            <text:p>2/20</text:p>
          </table:table-cell>
          <table:table-cell table:style-name="ce3" office:value-type="string" calcext:value-type="string">
            <text:p>11/28</text:p>
          </table:table-cell>
          <table:table-cell table:style-name="ce4" office:value-type="string" calcext:value-type="string">
            <text:p>1/23</text:p>
          </table:table-cell>
          <table:table-cell table:style-name="ce4" office:value-type="string" calcext:value-type="string">
            <text:p>2/17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4:.V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5:.V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6:.V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7:.V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8:.V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:.V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0:.V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1:.V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2:.V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3:.V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:.V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5:.V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6:.V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7:.V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8:.V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9:.V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20:.V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21:.V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22:.V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23:.V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24:.V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25:.V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26:.V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27:.V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28:.V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0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30:.V3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31:.V3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32:.V3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33:.V3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34:.V3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35:.V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36:.V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37:.V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38:.V3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39:.V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40:.V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41:.V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42:.V4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43:.V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44:.V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45:.V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46:.V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47:.V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48:.V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49:.V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50:.V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51:.V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52:.V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53:.V5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0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55:.V5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56:.V5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57:.V5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58:.V5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59:.V5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60:.V6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61:.V6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62:.V6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63:.V6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64:.V6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65:.V6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66:.V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67:.V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68:.V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69:.V6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70:.V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71:.V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72:.V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73:.V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74:.V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75:.V7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76:.V7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77:.V7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78:.V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5" calcext:value-type="float">
            <text:p>2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79:.V7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0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81:.V8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82:.V8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83:.V8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84:.V8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85:.V8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86:.V8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87:.V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88:.V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89:.V8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0:.V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1:.V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2:.V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3:.V9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4:.V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5:.V9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6:.V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7:.V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98:.V9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99:.V9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100:.V10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101:.V10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102:.V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03:.V10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04:.V10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05:.V10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0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07:.V10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08:.V10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09:.V10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10:.V11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111:.V11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12:.V1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13:.V1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14:.V1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15:.V1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16:.V1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17:.V1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18:.V1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19:.V1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20:.V1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21:.V1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22:.V1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23:.V1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24:.V1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125:.V1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126:.V1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127:.V1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128:.V1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29:.V1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30:.V1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0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32:.V13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33:.V13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34:.V13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35:.V13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36:.V1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137:.V13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38:.V1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39:.V1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0:.V1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1:.V1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2:.V14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3:.V1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4:.V1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5:.V1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6:.V1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7:.V1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8:.V1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5" table:formula="of:=SUM([.D149:.V1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150:.V1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8"/>
          <table:table-cell table:style-name="ce5" table:formula="of:=SUM([.D151:.V1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152:.V1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153:.V15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54:.V15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55:.V1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0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56])" office:value-type="float" office:value="10" calcext:value-type="float">
            <text:p>10</text:p>
          </table:table-cell>
          <table:table-cell table:style-name="ce5" table:formula="of:=SUM([.E4:.E156])" office:value-type="float" office:value="10" calcext:value-type="float">
            <text:p>10</text:p>
          </table:table-cell>
          <table:table-cell table:style-name="ce5" table:formula="of:=SUM([.F4:.F156])" office:value-type="float" office:value="10" calcext:value-type="float">
            <text:p>10</text:p>
          </table:table-cell>
          <table:table-cell table:style-name="ce5" table:formula="of:=SUM([.G4:.G156])" office:value-type="float" office:value="10" calcext:value-type="float">
            <text:p>10</text:p>
          </table:table-cell>
          <table:table-cell table:style-name="ce5" table:formula="of:=SUM([.H4:.H156])" office:value-type="float" office:value="10" calcext:value-type="float">
            <text:p>10</text:p>
          </table:table-cell>
          <table:table-cell table:style-name="ce5" table:formula="of:=SUM([.I4:.I156])" office:value-type="float" office:value="10" calcext:value-type="float">
            <text:p>10</text:p>
          </table:table-cell>
          <table:table-cell table:style-name="ce5" table:formula="of:=SUM([.J4:.J156])" office:value-type="float" office:value="10" calcext:value-type="float">
            <text:p>10</text:p>
          </table:table-cell>
          <table:table-cell table:style-name="ce5" table:formula="of:=SUM([.K4:.K156])" office:value-type="float" office:value="10" calcext:value-type="float">
            <text:p>10</text:p>
          </table:table-cell>
          <table:table-cell table:style-name="ce5" table:formula="of:=SUM([.L4:.L156])" office:value-type="float" office:value="10" calcext:value-type="float">
            <text:p>10</text:p>
          </table:table-cell>
          <table:table-cell table:style-name="ce5" table:formula="of:=SUM([.M4:.M156])" office:value-type="float" office:value="10" calcext:value-type="float">
            <text:p>10</text:p>
          </table:table-cell>
          <table:table-cell table:style-name="ce5" table:formula="of:=SUM([.N4:.N156])" office:value-type="float" office:value="10" calcext:value-type="float">
            <text:p>10</text:p>
          </table:table-cell>
          <table:table-cell table:style-name="ce5" table:formula="of:=SUM([.O4:.O156])" office:value-type="float" office:value="10" calcext:value-type="float">
            <text:p>10</text:p>
          </table:table-cell>
          <table:table-cell table:style-name="ce5" table:formula="of:=SUM([.P4:.P156])" office:value-type="float" office:value="10" calcext:value-type="float">
            <text:p>10</text:p>
          </table:table-cell>
          <table:table-cell table:style-name="ce5" table:formula="of:=SUM([.Q4:.Q156])" office:value-type="float" office:value="10" calcext:value-type="float">
            <text:p>10</text:p>
          </table:table-cell>
          <table:table-cell table:style-name="ce5" table:formula="of:=SUM([.R4:.R156])" office:value-type="float" office:value="10" calcext:value-type="float">
            <text:p>10</text:p>
          </table:table-cell>
          <table:table-cell table:style-name="ce5" table:formula="of:=SUM([.S4:.S156])" office:value-type="float" office:value="10" calcext:value-type="float">
            <text:p>10</text:p>
          </table:table-cell>
          <table:table-cell table:style-name="ce5" table:formula="of:=SUM([.T4:.T156])" office:value-type="float" office:value="10" calcext:value-type="float">
            <text:p>10</text:p>
          </table:table-cell>
          <table:table-cell table:style-name="ce5" table:formula="of:=SUM([.U4:.U156])" office:value-type="float" office:value="10" calcext:value-type="float">
            <text:p>10</text:p>
          </table:table-cell>
          <table:table-cell table:style-name="ce8"/>
          <table:table-cell table:style-name="ce5" table:formula="of:=SUM([.W4:.W156])" office:value-type="float" office:value="180" calcext:value-type="float">
            <text:p>18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8"/>
        </table:table-row>
        <table:table-row table:style-name="ro1" table:number-rows-repeated="1048417">
          <table:table-cell table:number-columns-repeated="72"/>
        </table:table-row>
        <table:table-row table:style-name="ro1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00/00/00</text:date>, <text:time style:data-style-name="N2" text:time-value="15:00:32.19612519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17T15:00:40.639838206</dc:date>
    <meta:editing-cycles>28</meta:editing-cycles>
    <meta:editing-duration>PT3H10M4S</meta:editing-duration>
    <meta:document-statistic meta:table-count="1" meta:cell-count="857" meta:object-count="0"/>
  </office:meta>
</office:document-meta>
</file>